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Light" svg:font-family="Helvetica Light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 Light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a GPT-style plain-text response with a short explanation before the BubblePath JSON.</text:p>
      <text:p text:style-name="P1"/>
      <text:p text:style-name="P1">{</text:p>
      <text:p text:style-name="P1"><text:s text:c="2"/>"app": "BubblePath",</text:p>
      <text:p text:style-name="P1"><text:s text:c="2"/>"kind": "chat-history-batch",</text:p>
      <text:p text:style-name="P1"><text:s text:c="2"/>"version": 1,</text:p>
      <text:p text:style-name="P1"><text:s text:c="2"/>"sourceApp": "ChatGPT Distillation",</text:p>
      <text:p text:style-name="P1"><text:s text:c="2"/>"sourceChatTitle": "Plain text JSON example",</text:p>
      <text:p text:style-name="P1"><text:s text:c="2"/>"chats": [</text:p>
      <text:p text:style-name="P1"><text:s text:c="4"/>{</text:p>
      <text:p text:style-name="P1"><text:s text:c="6"/>"bubbleTitle": "Plain text response example",</text:p>
      <text:p text:style-name="P1"><text:s text:c="6"/>"excerpt": "This example shows a GPT-style plain-text response where the useful BubblePath JSON appears after a short explanation.",</text:p>
      <text:p text:style-name="P1"><text:s text:c="6"/>"bubbleType": "thought",</text:p>
      <text:p text:style-name="P1"><text:s text:c="6"/>"tags": [</text:p>
      <text:p text:style-name="P1"><text:s text:c="8"/>"import-test",</text:p>
      <text:p text:style-name="P1"><text:s text:c="8"/>"plain-text"</text:p>
      <text:p text:style-name="P1"><text:s text:c="6"/>],</text:p>
      <text:p text:style-name="P1"><text:s text:c="6"/>"sourceChatTitle": "Plain text JSON example",</text:p>
      <text:p text:style-name="P1"><text:s text:c="6"/>"sourceChatID": "chat-plain-001"</text:p>
      <text:p text:style-name="P1"><text:s text:c="4"/>}</text:p>
      <text:p text:style-name="P1"><text:s text:c="2"/>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